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1dd0" officeooo:paragraph-rsid="001c41c3"/>
    </style:style>
    <style:style style:name="P2" style:family="paragraph" style:parent-style-name="Text_20_body">
      <style:text-properties officeooo:rsid="00220ffb" officeooo:paragraph-rsid="00220ffb"/>
    </style:style>
    <style:style style:name="P3" style:family="paragraph" style:parent-style-name="Text_20_body">
      <style:text-properties officeooo:rsid="00240a3c" officeooo:paragraph-rsid="00240a3c"/>
    </style:style>
    <style:style style:name="P4" style:family="paragraph" style:parent-style-name="Text_20_body">
      <style:text-properties officeooo:rsid="002466f0" officeooo:paragraph-rsid="002466f0"/>
    </style:style>
    <style:style style:name="P5" style:family="paragraph" style:parent-style-name="Text_20_body">
      <style:text-properties officeooo:paragraph-rsid="002466f0"/>
    </style:style>
    <style:style style:name="P6" style:family="paragraph" style:parent-style-name="Text_20_body">
      <style:text-properties officeooo:rsid="0029036f" officeooo:paragraph-rsid="0029036f"/>
    </style:style>
    <style:style style:name="P7" style:family="paragraph" style:parent-style-name="Text_20_body">
      <style:text-properties officeooo:rsid="00295bc4" officeooo:paragraph-rsid="00295bc4"/>
    </style:style>
    <style:style style:name="P8" style:family="paragraph" style:parent-style-name="Text_20_body">
      <style:text-properties officeooo:rsid="00295bc4" officeooo:paragraph-rsid="003d0932"/>
    </style:style>
    <style:style style:name="P9" style:family="paragraph" style:parent-style-name="Text_20_body">
      <style:text-properties fo:font-size="8pt" officeooo:rsid="0029036f" officeooo:paragraph-rsid="0029036f" style:font-size-asian="8pt" style:font-size-complex="8pt"/>
    </style:style>
    <style:style style:name="P10" style:family="paragraph" style:parent-style-name="Text_20_body">
      <style:text-properties fo:font-size="8pt" officeooo:rsid="008da176" officeooo:paragraph-rsid="008da176" style:font-size-asian="8pt" style:font-size-complex="8pt"/>
    </style:style>
    <style:style style:name="P11" style:family="paragraph" style:parent-style-name="Text_20_body">
      <style:text-properties officeooo:rsid="003c78d7" officeooo:paragraph-rsid="003c78d7"/>
    </style:style>
    <style:style style:name="P12" style:family="paragraph" style:parent-style-name="Text_20_body">
      <style:text-properties officeooo:rsid="003fba30" officeooo:paragraph-rsid="003fba30"/>
    </style:style>
    <style:style style:name="P13" style:family="paragraph" style:parent-style-name="Text_20_body">
      <style:text-properties officeooo:rsid="004320ff" officeooo:paragraph-rsid="004320ff"/>
    </style:style>
    <style:style style:name="P14" style:family="paragraph" style:parent-style-name="Text_20_body">
      <style:text-properties officeooo:rsid="00435b51" officeooo:paragraph-rsid="00435b51"/>
    </style:style>
    <style:style style:name="P15" style:family="paragraph" style:parent-style-name="Text_20_body">
      <style:text-properties officeooo:rsid="004164f4" officeooo:paragraph-rsid="00435b51"/>
    </style:style>
    <style:style style:name="P16" style:family="paragraph" style:parent-style-name="Text_20_body">
      <style:text-properties officeooo:rsid="0048e520" officeooo:paragraph-rsid="003c78d7"/>
    </style:style>
    <style:style style:name="P17" style:family="paragraph" style:parent-style-name="Text_20_body">
      <style:text-properties officeooo:rsid="004d4427" officeooo:paragraph-rsid="004d4427"/>
    </style:style>
    <style:style style:name="P18" style:family="paragraph" style:parent-style-name="Text_20_body">
      <style:text-properties officeooo:rsid="004e0f01" officeooo:paragraph-rsid="004e0f01"/>
    </style:style>
    <style:style style:name="P19" style:family="paragraph" style:parent-style-name="Text_20_body">
      <style:text-properties officeooo:rsid="004e0f01" officeooo:paragraph-rsid="00511420"/>
    </style:style>
    <style:style style:name="P20" style:family="paragraph" style:parent-style-name="Text_20_body">
      <style:text-properties officeooo:rsid="004e23ea" officeooo:paragraph-rsid="004e23ea"/>
    </style:style>
    <style:style style:name="P21" style:family="paragraph" style:parent-style-name="Text_20_body">
      <style:text-properties officeooo:rsid="004e23ea" officeooo:paragraph-rsid="004e0f01"/>
    </style:style>
    <style:style style:name="P22" style:family="paragraph" style:parent-style-name="Text_20_body">
      <style:text-properties officeooo:rsid="004f9034" officeooo:paragraph-rsid="004f9034"/>
    </style:style>
    <style:style style:name="P23" style:family="paragraph" style:parent-style-name="Text_20_body">
      <style:text-properties officeooo:rsid="00504f45" officeooo:paragraph-rsid="00504f45"/>
    </style:style>
    <style:style style:name="P24" style:family="paragraph" style:parent-style-name="Text_20_body">
      <style:text-properties officeooo:rsid="00504f45" officeooo:paragraph-rsid="00511420"/>
    </style:style>
    <style:style style:name="P25" style:family="paragraph" style:parent-style-name="Text_20_body">
      <style:text-properties officeooo:rsid="00511420" officeooo:paragraph-rsid="00511420"/>
    </style:style>
    <style:style style:name="P26" style:family="paragraph" style:parent-style-name="Text_20_body">
      <style:text-properties officeooo:paragraph-rsid="0054af3a"/>
    </style:style>
    <style:style style:name="P27" style:family="paragraph" style:parent-style-name="Text_20_body">
      <style:text-properties officeooo:rsid="0057c4f6" officeooo:paragraph-rsid="0058f9b8"/>
    </style:style>
    <style:style style:name="P28" style:family="paragraph" style:parent-style-name="Text_20_body">
      <style:text-properties officeooo:rsid="0058f9b8" officeooo:paragraph-rsid="0058f9b8"/>
    </style:style>
    <style:style style:name="P29" style:family="paragraph" style:parent-style-name="Text_20_body">
      <style:text-properties officeooo:rsid="005aecae" officeooo:paragraph-rsid="005aecae"/>
    </style:style>
    <style:style style:name="P30" style:family="paragraph" style:parent-style-name="Text_20_body">
      <style:text-properties officeooo:rsid="005405c4" officeooo:paragraph-rsid="0054af3a"/>
    </style:style>
    <style:style style:name="P31" style:family="paragraph" style:parent-style-name="Text_20_body">
      <style:text-properties officeooo:rsid="0052993b" officeooo:paragraph-rsid="0052993b"/>
    </style:style>
    <style:style style:name="P32" style:family="paragraph" style:parent-style-name="Text_20_body">
      <style:text-properties officeooo:rsid="0061a93c" officeooo:paragraph-rsid="0061a93c"/>
    </style:style>
    <style:style style:name="P33" style:family="paragraph" style:parent-style-name="Text_20_body">
      <style:text-properties style:use-window-font-color="true" officeooo:rsid="004e23ea" officeooo:paragraph-rsid="004e23ea" fo:background-color="transparent"/>
    </style:style>
    <style:style style:name="P34" style:family="paragraph" style:parent-style-name="Text_20_body">
      <style:text-properties style:use-window-font-color="true" officeooo:rsid="004e0f01" officeooo:paragraph-rsid="004e0f01"/>
    </style:style>
    <style:style style:name="P35" style:family="paragraph" style:parent-style-name="Text_20_body">
      <style:text-properties officeooo:rsid="006c8640" officeooo:paragraph-rsid="006c8640"/>
    </style:style>
    <style:style style:name="P36" style:family="paragraph" style:parent-style-name="Text_20_body">
      <style:text-properties officeooo:rsid="001c7630" officeooo:paragraph-rsid="001c7630"/>
    </style:style>
    <style:style style:name="P37" style:family="paragraph" style:parent-style-name="Text_20_body">
      <style:text-properties officeooo:rsid="0075c89c" officeooo:paragraph-rsid="0089225c"/>
    </style:style>
    <style:style style:name="P38" style:family="paragraph" style:parent-style-name="Text_20_body">
      <style:text-properties officeooo:rsid="00771d62" officeooo:paragraph-rsid="0089225c"/>
    </style:style>
    <style:style style:name="P39" style:family="paragraph" style:parent-style-name="Text_20_body">
      <style:text-properties officeooo:rsid="0078b024" officeooo:paragraph-rsid="0089225c"/>
    </style:style>
    <style:style style:name="P40" style:family="paragraph" style:parent-style-name="Text_20_body">
      <style:text-properties officeooo:rsid="007a82b3" officeooo:paragraph-rsid="007a82b3"/>
    </style:style>
    <style:style style:name="P41" style:family="paragraph" style:parent-style-name="Text_20_body">
      <style:text-properties officeooo:rsid="007ada26" officeooo:paragraph-rsid="007ada26"/>
    </style:style>
    <style:style style:name="P42" style:family="paragraph" style:parent-style-name="Text_20_body">
      <style:text-properties officeooo:rsid="007c96cd" officeooo:paragraph-rsid="007c96cd"/>
    </style:style>
    <style:style style:name="P43" style:family="paragraph" style:parent-style-name="Text_20_body">
      <style:text-properties officeooo:rsid="007dacb0" officeooo:paragraph-rsid="007dacb0"/>
    </style:style>
    <style:style style:name="P44" style:family="paragraph" style:parent-style-name="Text_20_body">
      <style:text-properties officeooo:rsid="007f5df1" officeooo:paragraph-rsid="007f5df1"/>
    </style:style>
    <style:style style:name="P45" style:family="paragraph" style:parent-style-name="Text_20_body">
      <style:text-properties officeooo:rsid="0080e9e3" officeooo:paragraph-rsid="0080e9e3"/>
    </style:style>
    <style:style style:name="P46" style:family="paragraph" style:parent-style-name="Text_20_body">
      <style:text-properties officeooo:rsid="0082a503" officeooo:paragraph-rsid="0082a503"/>
    </style:style>
    <style:style style:name="P47" style:family="paragraph" style:parent-style-name="Text_20_body">
      <style:text-properties officeooo:rsid="00836f22" officeooo:paragraph-rsid="00836f22"/>
    </style:style>
    <style:style style:name="P48" style:family="paragraph" style:parent-style-name="Text_20_body">
      <style:text-properties officeooo:rsid="008a6824" officeooo:paragraph-rsid="008a6824"/>
    </style:style>
    <style:style style:name="P49" style:family="paragraph" style:parent-style-name="Text_20_body">
      <style:text-properties officeooo:rsid="008c8033" officeooo:paragraph-rsid="008c8033"/>
    </style:style>
    <style:style style:name="P50" style:family="paragraph" style:parent-style-name="Text_20_body">
      <style:text-properties officeooo:rsid="008c8033" officeooo:paragraph-rsid="008a7991"/>
    </style:style>
    <style:style style:name="P51" style:family="paragraph" style:parent-style-name="Text_20_body">
      <style:text-properties officeooo:paragraph-rsid="008da176"/>
    </style:style>
    <style:style style:name="P52" style:family="paragraph" style:parent-style-name="Text_20_body">
      <style:text-properties officeooo:rsid="008f37fa" officeooo:paragraph-rsid="008f37fa"/>
    </style:style>
    <style:style style:name="P53" style:family="paragraph" style:parent-style-name="Text_20_body">
      <style:text-properties officeooo:rsid="00925c46" officeooo:paragraph-rsid="00925c46"/>
    </style:style>
    <style:style style:name="P54" style:family="paragraph" style:parent-style-name="Text_20_body">
      <style:text-properties officeooo:rsid="00964044" officeooo:paragraph-rsid="00964044"/>
    </style:style>
    <style:style style:name="P55" style:family="paragraph" style:parent-style-name="Text_20_body">
      <style:text-properties officeooo:rsid="0096b403" officeooo:paragraph-rsid="0096b403"/>
    </style:style>
    <style:style style:name="P56" style:family="paragraph" style:parent-style-name="Text_20_body">
      <style:text-properties officeooo:rsid="009d4796" officeooo:paragraph-rsid="009d4796"/>
    </style:style>
    <style:style style:name="P57" style:family="paragraph" style:parent-style-name="Text_20_body">
      <style:text-properties officeooo:rsid="009e0291" officeooo:paragraph-rsid="009e0291"/>
    </style:style>
    <style:style style:name="P58" style:family="paragraph" style:parent-style-name="Text_20_body">
      <style:text-properties officeooo:rsid="00568dea" officeooo:paragraph-rsid="009e43a1"/>
    </style:style>
    <style:style style:name="P59" style:family="paragraph" style:parent-style-name="Text_20_body">
      <style:text-properties officeooo:rsid="009e43a1" officeooo:paragraph-rsid="009e43a1"/>
    </style:style>
    <style:style style:name="P60" style:family="paragraph" style:parent-style-name="Text_20_body">
      <style:text-properties officeooo:rsid="00a19e6d" officeooo:paragraph-rsid="00a19e6d"/>
    </style:style>
    <style:style style:name="P61" style:family="paragraph" style:parent-style-name="Text_20_body">
      <style:text-properties officeooo:rsid="00a43f03" officeooo:paragraph-rsid="00a43f03" fo:background-color="#ff9966"/>
    </style:style>
    <style:style style:name="P62" style:family="paragraph" style:parent-style-name="Text_20_body">
      <style:text-properties officeooo:rsid="00a64e49" officeooo:paragraph-rsid="00a64e49" fo:background-color="#ff9966"/>
    </style:style>
    <style:style style:name="P63" style:family="paragraph" style:parent-style-name="Text_20_body">
      <style:text-properties officeooo:rsid="00858e12" officeooo:paragraph-rsid="00858e12" fo:background-color="#ff9966"/>
    </style:style>
    <style:style style:name="P64" style:family="paragraph" style:parent-style-name="Preformatted_20_Text">
      <style:text-properties officeooo:rsid="0075c89c" officeooo:paragraph-rsid="0089225c"/>
    </style:style>
    <style:style style:name="P65" style:family="paragraph" style:parent-style-name="Text_20_body">
      <style:text-properties officeooo:rsid="00a96084" officeooo:paragraph-rsid="00a96084"/>
    </style:style>
    <style:style style:name="P66" style:family="paragraph" style:parent-style-name="Text_20_body">
      <style:text-properties officeooo:rsid="00a38f61" officeooo:paragraph-rsid="00a38f61"/>
    </style:style>
    <style:style style:name="P67" style:family="paragraph" style:parent-style-name="Text_20_body">
      <style:text-properties officeooo:rsid="00568dea" officeooo:paragraph-rsid="009e43a1"/>
    </style:style>
    <style:style style:name="P68" style:family="paragraph" style:parent-style-name="Heading_20_1">
      <style:text-properties officeooo:paragraph-rsid="0089225c"/>
    </style:style>
    <style:style style:name="P69" style:family="paragraph" style:parent-style-name="Heading_20_1">
      <style:text-properties officeooo:rsid="00ab8b73" officeooo:paragraph-rsid="00ab8b73" fo:background-color="transparent"/>
    </style:style>
    <style:style style:name="T1" style:family="text">
      <style:text-properties officeooo:rsid="001c41c3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466f0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466f0" style:font-size-asian="10pt" style:font-size-complex="10pt"/>
    </style:style>
    <style:style style:name="T6" style:family="text">
      <style:text-properties officeooo:rsid="002e1a74"/>
    </style:style>
    <style:style style:name="T7" style:family="text">
      <style:text-properties officeooo:rsid="003d0932"/>
    </style:style>
    <style:style style:name="T8" style:family="text">
      <style:text-properties officeooo:rsid="003fba30"/>
    </style:style>
    <style:style style:name="T9" style:family="text">
      <style:text-properties officeooo:rsid="00467901"/>
    </style:style>
    <style:style style:name="T10" style:family="text">
      <style:text-properties officeooo:rsid="004e0f01"/>
    </style:style>
    <style:style style:name="T11" style:family="text">
      <style:text-properties officeooo:rsid="00504f45"/>
    </style:style>
    <style:style style:name="T12" style:family="text">
      <style:text-properties officeooo:rsid="0058f9b8"/>
    </style:style>
    <style:style style:name="T13" style:family="text">
      <style:text-properties officeooo:rsid="005faa31"/>
    </style:style>
    <style:style style:name="T14" style:family="text">
      <style:text-properties officeooo:rsid="0060ee14"/>
    </style:style>
    <style:style style:name="T15" style:family="text">
      <style:text-properties officeooo:rsid="0061a93c"/>
    </style:style>
    <style:style style:name="T16" style:family="text">
      <style:text-properties officeooo:rsid="0062b585"/>
    </style:style>
    <style:style style:name="T17" style:family="text">
      <style:text-properties officeooo:rsid="006c512f"/>
    </style:style>
    <style:style style:name="T18" style:family="text">
      <style:text-properties officeooo:rsid="007a3a69"/>
    </style:style>
    <style:style style:name="T19" style:family="text">
      <style:text-properties officeooo:rsid="007f5df1"/>
    </style:style>
    <style:style style:name="T20" style:family="text">
      <style:text-properties style:font-name="Arial" officeooo:rsid="008da176"/>
    </style:style>
    <style:style style:name="T21" style:family="text">
      <style:text-properties officeooo:rsid="00925c46"/>
    </style:style>
    <style:style style:name="T22" style:family="text">
      <style:text-properties officeooo:rsid="009bd030"/>
    </style:style>
    <style:style style:name="T23" style:family="text">
      <style:text-properties officeooo:rsid="00a4b2b6"/>
    </style:style>
    <style:style style:name="T24" style:family="text">
      <style:text-properties officeooo:rsid="00ad6e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ndbox, software installations</text:p>
      <text:h text:style-name="Heading_20_1" text:outline-level="1">Installation of NOOBS</text:h>
      <text:p text:style-name="P1">Followed standard procedure from <text:a xlink:type="simple" xlink:href="https://www.raspberrypi.org/help/noobs-setup/" text:style-name="Internet_20_link" text:visited-style-name="Visited_20_Internet_20_Link"><text:span text:style-name="T1">https://www.raspberrypi.org/help/noobs-setup/</text:span></text:a></text:p>
      <text:p text:style-name="P36">Just make sure that the SD card is formatted FAT32 and not extended FAT.</text:p>
      <text:h text:style-name="Heading_20_1" text:outline-level="1">Connect to wifi</text:h>
      <text:p text:style-name="P43">Click on the <text:span text:style-name="T19">network icon on the right of the top panel.</text:span></text:p>
      <text:p text:style-name="P44">You get a list of wifi networks. You may have to wait a little for the scan to complete.</text:p>
      <text:p text:style-name="P44">Select your wifi network.</text:p>
      <text:p text:style-name="P44">Give your password.</text:p>
      <text:h text:style-name="P68" text:outline-level="1">Update and upgrade</text:h>
      <text:p text:style-name="P38"><text:span text:style-name="T18">To update Raspbian to latest version, g</text:span>ive these commands:</text:p>
      <text:p text:style-name="P64"><text:span text:style-name="Source_20_Text"/></text:p>
      <text:p text:style-name="P64"><text:span text:style-name="Source_20_Text"><text:tab/>sudo apt-get update</text:span></text:p>
      <text:p text:style-name="P64"><text:span text:style-name="Source_20_Text"><text:tab/>sudo apt-get dist-upgrade</text:span></text:p>
      <text:p text:style-name="P37"/>
      <text:p text:style-name="P39">reboot.</text:p>
      <text:h text:style-name="Heading_20_1" text:outline-level="1">Set locale and keyboard</text:h>
      <text:p text:style-name="P45">Go to Menu→Preferences→Raspberry Pi configuration</text:p>
      <text:p text:style-name="P45">Go to localisation tab</text:p>
      <text:p text:style-name="P45">Set your locale, timezone and keyboard</text:p>
      <text:h text:style-name="Heading_20_1" text:outline-level="1"><text:span text:style-name="T23">F</text:span>irefox</text:h>
      <text:p text:style-name="P40">Go to Menu→Preferences→Add/Remove Software</text:p>
      <text:p text:style-name="P40">Search for Firefox</text:p>
      <text:p text:style-name="P40">Select “Mozilla Firefox web browser”</text:p>
      <text:p text:style-name="P41">Click Apply</text:p>
      <text:p text:style-name="P42">The password is raspberry if you didn't change it.</text:p>
      <text:h text:style-name="Heading_20_1" text:outline-level="1">Chromium</text:h>
      <text:p text:style-name="P49">With this procedure you install Chromium:</text:p>
      <text:p text:style-name="P48"/>
      <text:p text:style-name="P48"><text:span text:style-name="Source_20_Text">wget -qO - http://bintray.com/user/downloadSubjectPublicKey?username=bintray | sudo apt-key add -<text:line-break/>echo "deb http://dl.bintray.com/kusti8/chromium-rpi jessie main" | sudo tee -a /etc/apt/sources.list<text:line-break/>sudo apt-get update<text:line-break/>sudo apt-get install chromium-browser rpi-youtube -y</text:span></text:p>
      <text:p text:style-name="P50"><text:soft-page-break/><text:span text:style-name="Source_20_Text"/></text:p>
      <text:p text:style-name="P51"><text:span text:style-name="Source_20_Text"><text:span text:style-name="T20">It works!</text:span></text:span></text:p>
      <text:p text:style-name="P10">You find chromium in the menu and you can add it to the top panel. </text:p>
      <text:h text:style-name="Heading_20_1" text:outline-level="1">Flash plugin for chromium</text:h>
      <text:p text:style-name="P52">This is not needed if you followed the procedure above to install chromium.</text:p>
      <text:p text:style-name="P52"/>
      <text:p text:style-name="P3">Following (with some changes) this procedure: <text:a xlink:type="simple" xlink:href="https://www.raspberrypi.org/forums/viewtopic.php?t=99202" text:style-name="Internet_20_link" text:visited-style-name="Visited_20_Internet_20_Link">https://www.raspberrypi.org/forums/viewtopic.php?t=99202</text:a></text:p>
      <text:p text:style-name="P4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wget</text:span></text:span><text:span text:style-name="T2"> </text:span><text:a xlink:type="simple" xlink:href="http://de4.mirror.archlinuxarm.org/armv7h/alarm/chromium-pepper-flash-12.0.0.77-1-armv7h.pkg.tar.xz" text:style-name="Internet_20_link" text:visited-style-name="Visited_20_Internet_20_Link"><text:span text:style-name="T2">http: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de4.mirror.archlinuxarm.org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rmv7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larm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chromium-pepper-flas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number_5f_bash"><text:span text:style-name="T2">-12.0.0.77-1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-armv7h.pkg.</text:span></text:a><text:a xlink:type="simple" xlink:href="http://de4.mirror.archlinuxarm.org/armv7h/alarm/chromium-pepper-flash-12.0.0.77-1-armv7h.pkg.tar.xz" text:style-name="Internet_20_link" text:visited-style-name="Visited_20_Internet_20_Link"><text:span text:style-name="keyword1_5f_bash"><text:span text:style-name="T2">tar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.xz</text:span></text:a></text:p>
      <text:p text:style-name="P4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tar</text:span></text:span><text:span text:style-name="T2"> xf chromium-pepper-flash</text:span><text:span text:style-name="number_5f_bash"><text:span text:style-name="T2">-12.0.0.77-1</text:span></text:span><text:span text:style-name="T2">-armv7h.pkg.</text:span><text:span text:style-name="keyword1_5f_bash"><text:span text:style-name="T2">tar</text:span></text:span><text:span text:style-name="T2">.xz </text:span></text:p>
      <text:p text:style-name="P4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2_5f_bash"><text:span text:style-name="T2">cd</text:span></text:span><text:span text:style-name="T2"> 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</text:span><text:span text:style-name="symbol0_5f_bash"><text:span text:style-name="T2">/</text:span></text:span></text:p>
      <text:p text:style-name="P4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chmod</text:span></text:span><text:span text:style-name="T2"> +x </text:span><text:span text:style-name="symbol0_5f_bash"><text:span text:style-name="T2">*</text:span></text:span></text:p>
      <text:p text:style-name="P4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sudo</text:span></text:span><text:span text:style-name="T2"> </text:span><text:span text:style-name="keyword1_5f_bash"><text:span text:style-name="T2">cp</text:span></text:span><text:span text:style-name="T2"> </text:span><text:span text:style-name="symbol0_5f_bash"><text:span text:style-name="T2">*</text:span></text:span><text:span text:style-name="T2"> 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chromium-browser</text:span><text:span text:style-name="symbol0_5f_bash"><text:span text:style-name="T2">/</text:span></text:span><text:span text:style-name="T2">plugins</text:span><text:span text:style-name="symbol0_5f_bash"><text:span text:style-name="T2">/</text:span></text:span></text:p>
      <text:p text:style-name="P5"><text:span text:style-name="T3">pi</text:span><text:span text:style-name="symbol0_5f_bash"><text:span text:style-name="T3">@</text:span></text:span><text:span text:style-name="T3">raspberrypi:~</text:span><text:span text:style-name="symbol0_5f_bash"><text:span text:style-name="T3">/</text:span></text:span><text:span text:style-name="T3">Desktop</text:span><text:span text:style-name="symbol0_5f_bash"><text:span text:style-name="T3">/</text:span></text:span><text:span text:style-name="T3">usr</text:span><text:span text:style-name="symbol0_5f_bash"><text:span text:style-name="T3">/</text:span></text:span><text:span text:style-name="T3">lib</text:span><text:span text:style-name="symbol0_5f_bash"><text:span text:style-name="T3">/</text:span></text:span><text:span text:style-name="T3">PepperFlash $ </text:span><text:span text:style-name="keyword1_5f_bash"><text:span text:style-name="T3">sudo</text:span></text:span><text:span text:style-name="T3"> </text:span><text:span text:style-name="keyword1_5f_bash"><text:span text:style-name="T3">nano</text:span></text:span><text:span text:style-name="T3"> </text:span><text:span text:style-name="symbol0_5f_bash"><text:span text:style-name="T3">/</text:span></text:span><text:span text:style-name="T3">etc</text:span><text:span text:style-name="symbol0_5f_bash"><text:span text:style-name="T3">/</text:span></text:span><text:span text:style-name="T3">chromium-browser</text:span><text:span text:style-name="symbol0_5f_bash"><text:span text:style-name="T3">/</text:span></text:span><text:span text:style-name="T3">default </text:span></text:p>
      <text:p text:style-name="P6"><text:span text:style-name="T4">Changes to be done to file </text:span><text:span text:style-name="symbol0_5f_bash"><text:span text:style-name="T5">/</text:span></text:span><text:span text:style-name="T5">etc</text:span><text:span text:style-name="symbol0_5f_bash"><text:span text:style-name="T5">/</text:span></text:span><text:span text:style-name="T5">chromium-browser</text:span><text:span text:style-name="symbol0_5f_bash"><text:span text:style-name="T5">/</text:span></text:span><text:span text:style-name="T5">default</text:span><text:span text:style-name="T4">:</text:span></text:p>
      <text:p text:style-name="P9"># Options to pass to chromium-browser</text:p>
      <text:p text:style-name="P6"><text:span text:style-name="T2">#</text:span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"</text:span></text:span></text:p>
      <text:p text:style-name="P6"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--ppapi-flash-path=/usr/lib/chromium/plugins/libpepflashplayer.so --ppapi-flash-version=12.0.0.77 -password-store=detect -user-data-dir"</text:span></text:span></text:p>
      <text:h text:style-name="Heading_20_1" text:outline-level="1">Enabling alias ll. </text:h>
      <text:p text:style-name="P2">This is <text:span text:style-name="T9">to </text:span>use the command ll which is a shortcut for ls -al. When you want to list files in a folder you get file details as well instead of only the names</text:p>
      <text:p text:style-name="P2"><text:span text:style-name="keyword2_5f_bash">cd</text:span></text:p>
      <text:p text:style-name="P2"><text:span text:style-name="keyword1_5f_bash">nano</text:span> .bashrc</text:p>
      <text:p text:style-name="P2">find line that begins with #alias ll and make it like this:</text:p>
      <text:p text:style-name="P2">alias ll='ls -al'</text:p>
      <text:h text:style-name="Heading_20_1" text:outline-level="1">Better fonts</text:h>
      <text:p text:style-name="P7">Install <text:span text:style-name="T6">package</text:span> ttf-mscorefonts-installer-3.6 <text:span text:style-name="T6">by using standard add-software function (Menu→Preferences→Add/Remove Software)</text:span></text:p>
      <text:p text:style-name="P7">pi's password <text:span text:style-name="T21">is</text:span> raspberry</text:p>
      <text:p text:style-name="P7"/>
      <text:p text:style-name="P53">Run this command:</text:p>
      <text:p text:style-name="P7">sudo dpkg-reconfigure fontconfig-config</text:p>
      <text:p text:style-name="P7">choose Autohinter</text:p>
      <text:p text:style-name="P7">choose Automatic</text:p>
      <text:p text:style-name="P7">choose No</text:p>
      <text:p text:style-name="P7"/>
      <text:p text:style-name="P7">reboot</text:p>
      <text:h text:style-name="Heading_20_1" text:outline-level="1">Pairing the Bluetooth Keyboard</text:h>
      <text:p text:style-name="P14">I'm no longer using blue-tooth keyboards.</text:p>
      <text:p text:style-name="P14"><text:soft-page-break/>Useful thread:</text:p>
      <text:p text:style-name="P13"><text:a xlink:type="simple" xlink:href="https://www.raspberrypi.org/forums/viewtopic.php?f=29&amp;t=87138&amp;p=752712#p752712" text:style-name="Internet_20_link" text:visited-style-name="Visited_20_Internet_20_Link">https://www.raspberrypi.org/forums/viewtopic.php?f=29&amp;t=87138&amp;p=752712#p752712</text:a> </text:p>
      <text:p text:style-name="P13"/>
      <text:p text:style-name="P14">These are experiments done with a blue-tooth keyboard. </text:p>
      <text:p text:style-name="P14">Enter bluetooth control:</text:p>
      <text:p text:style-name="P15">bluetoothctl</text:p>
      <text:p text:style-name="P14">Enter these commands:</text:p>
      <text:p text:style-name="P12"><text:line-break/>agent KeyboardOnly<text:line-break/>default-agent <text:line-break/>discoverable on<text:line-break/>pairable on<text:line-break/>remove 20:73:AB:00:64:44<text:line-break/>[bluetooth]# pair 20:73:AB:00:64:44<text:line-break/>(just type the same code on the keyboard without pushing the button and give return at the end)<text:line-break/>[bluetooth]# connect 20:73:AB:00:64:44<text:line-break/></text:p>
      <text:p text:style-name="P14">These command made the keyboard work. It had <text:span text:style-name="T8">20:73:AB:00:64:44 </text:span>as mac address</text:p>
      <text:p text:style-name="P12"/>
      <text:p text:style-name="P14">This is useful to initialise blue-tooth:</text:p>
      <text:p text:style-name="P12"><text:span text:style-name="Source_20_Text">#!/bin/bash<text:line-break/>bluetoothctl &lt;&lt; EOF<text:line-break/>power on<text:line-break/>discoverable on<text:line-break/>agent on<text:line-break/>default-agent<text:line-break/>pairable on<text:line-break/>EOF</text:span></text:p>
      <text:h text:style-name="Heading_20_1" text:outline-level="1">Change pi's password </text:h>
      <text:p text:style-name="P8"><text:span text:style-name="T7">default </text:span>pi's password: raspberry</text:p>
      <text:p text:style-name="P60">Just use the menu: Menu→Preferences→Raspberry Pi Configuration-&gt;System</text:p>
      <text:p text:style-name="P60">You can change password and hostname.</text:p>
      <text:h text:style-name="Heading_20_1" text:outline-level="1"><text:span text:style-name="T17">S</text:span>tress test</text:h>
      <text:p text:style-name="P35">I did this stress test for Raspberry Pi's cpu to see how much it consumes.</text:p>
      <text:p text:style-name="P35"/>
      <text:p text:style-name="P11">pi@raspberrypi:~ $ sudo apt-get install stress</text:p>
      <text:p text:style-name="P11">pi@raspberrypi:~ $ stress --cpu 8 --io 4 --vm 2 --vm-bytes 128M --timeout 30s</text:p>
      <text:p text:style-name="P16"/>
      <text:h text:style-name="Heading_20_1" text:outline-level="1">Monitor on off script</text:h>
      <text:p text:style-name="P54">I want to switch the monitor off when I'm not using the laptop. </text:p>
      <text:p text:style-name="P54">I'll do this with a script.</text:p>
      <text:p text:style-name="P54">Begin with running these commands:</text:p>
      <text:p text:style-name="P17"/>
      <text:p text:style-name="P17"><text:soft-page-break/>pi@raspberrypi:~ $ mkdir Scripts</text:p>
      <text:p text:style-name="P18">pi@raspberrypi:~ $ cd Scripts/</text:p>
      <text:p text:style-name="P18">pi@raspberrypi:~/Scripts $ nano monitor-on-off.sh </text:p>
      <text:p text:style-name="P18">pi@raspberrypi:~/Scripts $ chmod +x monitor-on-off.sh </text:p>
      <text:p text:style-name="P18"/>
      <text:p text:style-name="P55">When running <text:span text:style-name="T10">nano monitor-on-off.sh, copy and paste the script you will find in the following.</text:span></text:p>
      <text:p text:style-name="P20"><text:span text:style-name="T11">A</text:span>dd these two lines to the file /home/pi/.bashrc:</text:p>
      <text:p text:style-name="P21"/>
      <text:p text:style-name="P33"><text:tab/>PATH=$PATH:/home/pi/Scripts</text:p>
      <text:p text:style-name="P33"><text:tab/>export PATH</text:p>
      <text:p text:style-name="P34"/>
      <text:p text:style-name="P23">They make it possible to run the script <text:span text:style-name="T10">monitor-on-off.sh from</text:span> any folder.</text:p>
      <text:p text:style-name="P18"/>
      <text:p text:style-name="P25">Test the script with <text:span text:style-name="T22">this command:</text:span></text:p>
      <text:p text:style-name="P25"/>
      <text:p text:style-name="P19">monitor-on-off.sh off; sleep 20; <text:s/>monitor-on-off.sh on</text:p>
      <text:p text:style-name="P24"/>
      <text:p text:style-name="P56">The monitor should go off and on again.</text:p>
      <text:p text:style-name="P31">Then you can associate the script with a key <text:span text:style-name="T15">by editing this file:</text:span></text:p>
      <text:p text:style-name="P30">/home/pi/.config/openbox/lxde-pi-rc.xml</text:p>
      <text:p text:style-name="P26"/>
      <text:p text:style-name="P32">This is the section to add <text:span text:style-name="T16">before the closing &lt;/keyboard&gt; tag:</text:span></text:p>
      <text:p text:style-name="P26"/>
      <text:p text:style-name="P27"><text:s text:c="2"/><text:span text:style-name="T12">&lt;keybind key="F9"&gt;</text:span></text:p>
      <text:p text:style-name="P28"><text:s text:c="6"/>&lt;action name="Execute"&gt;</text:p>
      <text:p text:style-name="P28"><text:s text:c="8"/>&lt;command&gt;/home/pi/Scripts/monitor-on-off.sh&lt;/command&gt;</text:p>
      <text:p text:style-name="P28"><text:s text:c="6"/>&lt;/action&gt;</text:p>
      <text:p text:style-name="P28"><text:s text:c="4"/>&lt;/keybind&gt;</text:p>
      <text:p text:style-name="P30"/>
      <text:p text:style-name="P57">When you push F9 (with Logitech K400 keyboard remember to use the FN key as well), the monitor goes off and when you push it again it goes on again.</text:p>
      <text:p text:style-name="P18"/>
      <text:p text:style-name="P22">This is the content of the script <text:span text:style-name="T10">monitor-on-off.sh:</text:span></text:p>
      <text:p text:style-name="P18"/>
      <text:p text:style-name="P65">#!/bin/bash</text:p>
      <text:p text:style-name="P65"/>
      <text:p text:style-name="P65">exec &gt; &gt;(tee -a "$HOME/Logs/monitor-on-off.log") 2&gt;&amp;1</text:p>
      <text:p text:style-name="P65"/>
      <text:p text:style-name="P65">echo `date +%H:%M:%S` About to check if monitor is on or off</text:p>
      <text:p text:style-name="P65"/>
      <text:p text:style-name="P65">MONITOR_IS_OFF=`tvservice -s | grep off | wc -l`</text:p>
      <text:p text:style-name="P65"/>
      <text:p text:style-name="P65"><text:soft-page-break/>echo `date +%H:%M:%S` MONITOR_IS_OFF=$MONITOR_IS_OFF</text:p>
      <text:p text:style-name="P65"/>
      <text:p text:style-name="P65">if [ $MONITOR_IS_OFF -eq 1 ]; then</text:p>
      <text:p text:style-name="P65"><text:s text:c="2"/>tvservice -p</text:p>
      <text:p text:style-name="P65"><text:s text:c="2"/>fbset -depth 8</text:p>
      <text:p text:style-name="P65"><text:s text:c="2"/>fbset -depth 16</text:p>
      <text:p text:style-name="P65"><text:s text:c="2"/>xrefresh</text:p>
      <text:p text:style-name="P65"><text:s text:c="2"/>echo 'Switched Screen ON!'</text:p>
      <text:p text:style-name="P65">else</text:p>
      <text:p text:style-name="P65"><text:s text:c="2"/># This is needed otherwise you can't press F9 to switch monitor back on</text:p>
      <text:p text:style-name="P65"><text:s text:c="2"/>xscreensaver-command -exit</text:p>
      <text:p text:style-name="P65"><text:s text:c="2"/>tvservice -p</text:p>
      <text:p text:style-name="P65"><text:s text:c="2"/>tvservice -o</text:p>
      <text:p text:style-name="P65"><text:s text:c="2"/>echo 'Switched Screen OFF!'</text:p>
      <text:p text:style-name="P65">fi</text:p>
      <text:p text:style-name="P29"/>
      <text:p text:style-name="P59">Additional notes:</text:p>
      <text:p text:style-name="P58"><text:span text:style-name="T13">The </text:span>command tvservice -s gives this output when <text:span text:style-name="T14">the </text:span>monitor is off:</text:p>
      <text:p text:style-name="P58">state 0x120002 [TV is off]</text:p>
      <text:p text:style-name="P58"/>
      <text:h text:style-name="P69" text:outline-level="1">How to install screen saver</text:h>
      <text:p text:style-name="P58"/>
      <text:p text:style-name="P66">pi@wandbox:/etc/X11/Xsession.d $ sudo apt-get update</text:p>
      <text:p text:style-name="P66">pi@wandbox:/etc/X11/Xsession.d $ sudo apt-get install xscreensaver</text:p>
      <text:p text:style-name="P66"/>
      <text:p text:style-name="P66"><text:span text:style-name="T24">Go to </text:span>menu-&gt;preferences-&gt;screensa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officeooo:rsid="001e841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regexp2_5f_ini" style:display-name="regexp2_ini" style:family="text">
      <style:text-properties fo:color="#660066" fo:font-style="normal" fo:font-weight="normal"/>
    </style:style>
    <style:style style:name="symbol0_5f_ini" style:display-name="symbol0_ini" style:family="text">
      <style:text-properties fo:color="#000066" fo:font-style="normal" fo:font-weight="bold"/>
    </style:style>
    <style:style style:name="string_5f_ini" style:display-name="string_ini" style:family="text">
      <style:text-properties fo:color="#993333" fo:font-style="normal" fo:font-weight="normal"/>
    </style:style>
    <style:style style:name="regexp1_5f_ini" style:display-name="regexp1_ini" style:family="text">
      <style:text-properties fo:color="#000099" fo:font-style="normal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8T19:30:09.177499098</dc:date>
    <meta:editing-duration>PT12H38S</meta:editing-duration>
    <meta:editing-cycles>150</meta:editing-cycles>
    <dc:creator>Emanuele Santanche</dc:creator>
    <meta:document-statistic meta:table-count="0" meta:image-count="0" meta:object-count="0" meta:page-count="5" meta:paragraph-count="128" meta:word-count="779" meta:character-count="5840" meta:non-whitespace-character-count="5132"/>
  </office:meta>
</office:document-meta>
</file>